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fo:font-weight="bold" officeooo:rsid="001820a8" officeooo:paragraph-rsid="001820a8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/>
      <style:text-properties fo:background-color="#a4c2f4"/>
    </style:style>
    <style:style style:name="P7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cm" loext:contextual-spacing="false"/>
      <style:text-properties fo:font-size="18pt" fo:font-weight="bold" officeooo:rsid="001820a8" officeooo:paragraph-rsid="001820a8" style:font-size-asian="18pt" style:font-weight-asian="bold" style:font-size-complex="18pt"/>
    </style:style>
    <style:style style:name="P12" style:family="paragraph" style:parent-style-name="Standard">
      <style:paragraph-properties fo:margin-top="0cm" fo:margin-bottom="0cm" loext:contextual-spacing="false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/>
      <style:text-properties fo:font-size="12pt" fo:font-weight="bold" officeooo:rsid="001820a8" officeooo:paragraph-rsid="001820a8" style:font-size-asian="12pt" style:font-weight-asian="bold" style:font-size-complex="12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82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5">Driver para motores para la EDU-CIAA</text:p>
      <text:p text:style-name="P1"/>
      <text:p text:style-name="P6">Autor:</text:p>
      <text:p text:style-name="P5">Horacio Martínez</text:p>
      <text:p text:style-name="P1"/>
      <text:p text:style-name="P6">Fecha de este documento::</text:p>
      <text:p text:style-name="P1"/>
      <text:p text:style-name="P4"><text:span text:style-name="T2">23</text:span> Octubre de 2016</text:p>
      <text:p text:style-name="P1"/>
      <text:p text:style-name="P6">Licencia:</text:p>
      <text:p text:style-name="P2">BSD</text:p>
      <text:p text:style-name="P1"/>
      <text:p text:style-name="P1"/>
      <text:p text:style-name="P6">Repositorio de trabajo:</text:p>
      <text:p text:style-name="P5">https://github.com/martinezhoracio/tp_KiCad_2016</text:p>
      <text:p text:style-name="P7"/>
      <text:p text:style-name="P12"/>
      <text:p text:style-name="P1"/>
      <text:p text:style-name="P6">Descripción:</text:p>
      <text:p text:style-name="P13">Este circuito implementa un controlador para dos motores paso a paso o cuatro motores DC de baja potencia. Podra usarse con la EDU-CIAA con una fuente de alimentacion externa.</text:p>
      <text:p text:style-name="P1"/>
      <text:p text:style-name="P6">Requisitos del profesor:</text:p>
      <text:p text:style-name="P8">Colocar los requisitos acordados con el profesor. Por ejemplo funciones mínimas, número de capas, tipo de fabricación, tipo de componentes y tecnología de montaje, circuitos de referencia charlados en clase, etc.</text:p>
      <text:p text:style-name="P8">Requisitos comunes a todos: </text:p>
      <text:list xml:id="list6749523208267263219" text:style-name="WWNum2">
        <text:list-item>
          <text:p text:style-name="P14">Licencia abierta (se tiene que poder publicar los archivos KiCad y la funcionalidad del circuito).</text:p>
        </text:list-item>
        <text:list-item>
          <text:p text:style-name="P14">Utilizar Kicad 4.0.x. </text:p>
        </text:list-item>
        <text:list-item>
          <text:p text:style-name="P14">Consolidar toda la documentación en forma organizada dentro del directorio de proyecto de KiCad.</text:p>
        </text:list-item>
        <text:list-item>
          <text:p text:style-name="P14">Aplicar una licencia o aclarar el Copyright.</text:p>
        </text:list-item>
        <text:list-item>
          <text:p text:style-name="P14">Considerar en cada caso, los aspectos vistos referente a documentación.</text:p>
        </text:list-item>
        <text:list-item>
          <text:p text:style-name="P14">Realizar diseño jerárquico salvo en circuitos muy pequeños.</text:p>
        </text:list-item>
        <text:list-item>
          <text:p text:style-name="P14">Siempre que sea posible, considerar para los diseños componentes que se consigan en el mercado local.</text:p>
        </text:list-item>
        <text:list-item>
          <text:p text:style-name="P14">Se utilizará como proveedor de referencia a Mayer (para las reglas de diseño). </text:p>
        </text:list-item>
        <text:list-item>
          <text:p text:style-name="P14">Indicar que tipo/calidad de placa se considera para el diseño, intentando siempre que sea posible, seleccionar la de menor costo. </text:p>
        </text:list-item>
      </text:list>
      <text:p text:style-name="P1"><text:soft-page-break/></text:p>
      <text:p text:style-name="P9"/>
      <text:p text:style-name="P6">Tareas y Alcance:</text:p>
      <text:p text:style-name="P8">Indicar hasta donde se pretende llegar con el diseño y que tareas involucra. Por ejemplo:</text:p>
      <text:list xml:id="list6641673828009153414" text:style-name="WWNum1">
        <text:list-item>
          <text:p text:style-name="P15">Búsqueda de esquemáticos de referencia. (Obligatorio)</text:p>
        </text:list-item>
        <text:list-item>
          <text:p text:style-name="P15">Adaptaciones de esquemático. </text:p>
        </text:list-item>
        <text:list-item>
          <text:p text:style-name="P15">Ingreso de esquemático a Kicad. (Obligatorio)</text:p>
        </text:list-item>
        <text:list-item>
          <text:p text:style-name="P15">Revisión del esquemático por un tercero. (Obligatorio)</text:p>
        </text:list-item>
        <text:list-item>
          <text:p text:style-name="P15">Cálculo de presupuesto y proveedores de componentes. <text:s/>(Obligatorio)</text:p>
        </text:list-item>
        <text:list-item>
          <text:p text:style-name="P15">Selección de footprints. (Obligatorio)</text:p>
        </text:list-item>
        <text:list-item>
          <text:p text:style-name="P15">Ubicación de componentes. (Depende lo acordado)</text:p>
        </text:list-item>
        <text:list-item>
          <text:p text:style-name="P15">Ruteo. (Depende lo acordado)</text:p>
        </text:list-item>
        <text:list-item>
          <text:p text:style-name="P15">Generación de Gerbers. <text:s/>(Depende lo acordado)</text:p>
        </text:list-item>
        <text:list-item>
          <text:p text:style-name="P15">Fabricación de prototipo. (Depende lo acordado)</text:p>
        </text:list-item>
        <text:list-item>
          <text:p text:style-name="P15">Validación funcional. (Depende lo acordado)</text:p>
        </text:list-item>
      </text:list>
      <text:p text:style-name="P1"/>
      <text:p text:style-name="P1"/>
      <text:p text:style-name="P6">Enlaces:</text:p>
      <text:p text:style-name="P8"/>
      <text:p text:style-name="P1"/>
      <text:p text:style-name="P1"/>
      <text:p text:style-name="P6">Imágenes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6-12-23T00:01:19.167514000</dc:date>
    <meta:editing-duration>PT3M30S</meta:editing-duration>
    <meta:editing-cycles>3</meta:editing-cycles>
    <meta:document-statistic meta:table-count="0" meta:image-count="0" meta:object-count="0" meta:page-count="2" meta:paragraph-count="41" meta:word-count="314" meta:character-count="2085" meta:non-whitespace-character-count="1824"/>
  </office:meta>
</office:document-meta>
</file>